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342" officeooo:paragraph-rsid="00028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HIS WEBSITE IS CREATED BY THE HELP OF BOOTSTRAP.</text:p>
      <text:p text:style-name="P1">2. THIS IS NOT MY IDEA THIS IS BY A YOUTUBER CODE WITH HARRY.</text:p>
      <text:p text:style-name="P1">3. I AM A BEIGNER IN PROGRAMMING</text:p>
      <text:p text:style-name="P1">4. HOPE YOU WILL LIKE 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2:27:21.190366244</meta:creation-date>
    <dc:date>2020-10-14T12:31:16.165613957</dc:date>
    <meta:editing-duration>PT4M</meta:editing-duration>
    <meta:editing-cycles>1</meta:editing-cycles>
    <meta:document-statistic meta:table-count="0" meta:image-count="0" meta:object-count="0" meta:page-count="1" meta:paragraph-count="4" meta:word-count="37" meta:character-count="169" meta:non-whitespace-character-count="136"/>
    <meta:generator>LibreOffice/6.4.6.2$Linux_X86_64 LibreOffice_project/40$Build-2</meta:generator>
  </office:meta>
</office:document-meta>
</file>